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9b2" officeooo:paragraph-rsid="001429b2"/>
    </style:style>
    <style:style style:name="P2" style:family="paragraph" style:parent-style-name="Standard">
      <style:text-properties officeooo:rsid="0014c9da" officeooo:paragraph-rsid="0014c9da"/>
    </style:style>
    <style:style style:name="P3" style:family="paragraph" style:parent-style-name="Table_20_Contents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yfr Cezara (klucz: 8):</text:p>
      <text:p text:style-name="P2">ITMSAIVLZI TQA AQWLUG UIR LEIBGAQIKM BIZVWJZHMO</text:p>
      <text:p text:style-name="P2"/>
      <text:p text:style-name="P2">Szyfr przestawieniowy (klucz: 5):</text:p>
      <text:p text:style-name="P2">AA SY YENELNLI DS OGEDIOMWITB.KRSDAAAAR.SA MJTCRZ.</text:p>
      <text:p text:style-name="P2"/>
      <text:p text:style-name="P2">Szyfr Vigenere’a (klucz: TAJNE):</text:p>
      <text:p text:style-name="P2">TLNXWTNMEEEITSRBHFYVNNWWJGCLIJPIMAAASURIR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52:21.719000000</meta:creation-date>
    <dc:date>2018-02-27T21:24:52.677000000</dc:date>
    <meta:editing-duration>PT22M20S</meta:editing-duration>
    <meta:editing-cycles>1</meta:editing-cycles>
    <meta:document-statistic meta:table-count="0" meta:image-count="0" meta:object-count="0" meta:page-count="1" meta:paragraph-count="6" meta:word-count="25" meta:character-count="228" meta:non-whitespace-character-count="209"/>
    <meta:generator>LibreOffice/5.2.2.2$Windows_X86_64 LibreOffice_project/8f96e87c890bf8fa77463cd4b640a2312823f3ad</meta:generator>
  </office:meta>
</office:document-meta>
</file>